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Helvetica" svg:font-family="Helvetica, sans-serif"/>
    <style:font-face style:name="OpenSansCondensedRegular" svg:font-family="OpenSansCondensedRegular, 'Helvetica Neue', Helvetica, Arial, sans-serif"/>
    <style:font-face style:name="arial"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Times New Roman" fo:font-size="12pt" style:font-size-asian="12pt" style:font-size-complex="12pt"/>
    </style:style>
    <style:style style:name="P2"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72727" style:font-name="OpenSansCondensedRegular" fo:font-size="12pt" fo:letter-spacing="0.026cm" fo:font-style="normal" fo:font-weight="normal"/>
    </style:style>
    <style:style style:name="T2" style:family="text">
      <style:text-properties fo:font-variant="normal" fo:text-transform="none" fo:color="#272727" style:font-name="Times New Roman" fo:font-size="12pt" fo:letter-spacing="0.026cm" fo:font-style="normal" fo:font-weight="normal"/>
    </style:style>
    <style:style style:name="T3" style:family="text">
      <style:text-properties fo:font-variant="normal" fo:text-transform="none" style:use-window-font-color="true" style:font-name="Times New Roman" fo:font-size="12pt" fo:letter-spacing="0.026cm" fo:font-style="normal" fo:font-weight="normal"/>
    </style:style>
    <style:style style:name="T4" style:family="text">
      <style:text-properties fo:font-variant="normal" fo:text-transform="none" style:use-window-font-color="true" fo:font-size="12pt" fo:letter-spacing="0.026cm" fo:font-style="normal" fo:font-weight="normal"/>
    </style:style>
    <style:style style:name="T5" style:family="text">
      <style:text-properties fo:font-variant="normal" fo:text-transform="none" style:use-window-font-color="true" fo:letter-spacing="0.026cm" fo:font-style="normal" fo:font-weight="normal"/>
    </style:style>
    <style:style style:name="T6" style:family="text">
      <style:text-properties fo:font-variant="normal" fo:text-transform="none" fo:color="#00a3bd" style:font-name="arial" fo:font-size="9.75pt" fo:letter-spacing="normal" fo:font-style="normal" fo:font-weight="normal"/>
    </style:style>
    <style:style style:name="T7" style:family="text">
      <style:text-properties fo:font-variant="normal" fo:text-transform="none" fo:color="#00a3bd" fo:font-size="9.75pt" fo:letter-spacing="normal" fo:font-style="normal" fo:font-weight="normal"/>
    </style:style>
    <style:style style:name="T8" style:family="text">
      <style:text-properties fo:font-variant="normal" fo:text-transform="none" fo:color="#00a3bd" fo:letter-spacing="normal" fo:font-style="normal" fo:font-weight="normal"/>
    </style:style>
    <style:style style:name="T9" style:family="text">
      <style:text-properties fo:font-variant="normal" fo:text-transform="none" fo:letter-spacing="0.026cm" fo:font-style="normal" fo:font-weight="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color="#242424" style:font-name="Arial1" fo:font-size="9pt" fo:letter-spacing="normal" fo:font-style="normal" fo:font-weight="normal" fo:background-color="#fffeef"/>
    </style:style>
    <style:style style:name="T12" style:family="text">
      <style:text-properties fo:font-variant="normal" fo:text-transform="none" fo:color="#181818" style:font-name="Arial1" fo:font-size="9pt" fo:letter-spacing="normal" fo:font-style="normal" fo:font-weight="normal" fo:background-color="#fffccf"/>
    </style:style>
    <style:style style:name="T13" style:family="text">
      <style:text-properties fo:font-variant="normal" fo:text-transform="none" fo:color="#0c0c0c" style:font-name="Arial1" fo:font-size="9pt" fo:letter-spacing="normal" fo:font-style="normal" fo:font-weight="normal" fo:background-color="#fffccf"/>
    </style:style>
    <style:style style:name="T14" style:family="text">
      <style:text-properties fo:font-variant="normal" fo:text-transform="none" fo:color="#000000" style:font-name="Arial1" fo:font-size="9pt" fo:letter-spacing="normal" fo:font-style="normal" fo:font-weight="normal" fo:background-color="#fffbb8"/>
    </style:style>
    <style:style style:name="T15" style:family="text">
      <style:text-properties fo:font-variant="normal" fo:text-transform="none" fo:color="#1d1d1d" style:font-name="Helvetica" fo:font-size="9.75pt" fo:letter-spacing="normal" fo:font-style="normal" fo:font-weight="normal"/>
    </style:style>
    <style:style style:name="T16" style:family="text">
      <style:text-properties fo:font-weight="normal" style:font-weight-asian="normal" style:font-weight-complex="normal"/>
    </style:style>
    <style:style style:name="T17" style:family="text">
      <style:text-properties style:font-name="Times New Roman"/>
    </style:style>
    <style:style style:name="T18" style:family="text">
      <style:text-properties style:use-window-font-color="true"/>
    </style:style>
    <style:style style:name="T19" style:family="text">
      <style:text-properties style:use-window-font-color="true" style:font-name="Times New Roman"/>
    </style:style>
    <style:style style:name="T20"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ntpellier, April 26, 2019</text:p>
      <text:p text:style-name="Standard"/>
      <text:p text:style-name="Standard">object: internship request</text:p>
      <text:p text:style-name="Standard"/>
      <text:p text:style-name="Standard">Dear,</text:p>
      <text:p text:style-name="Standard"/>
      <text:p text:style-name="P1">I am currently in <text:span text:style-name="T9">Bachelor’s Degree</text:span> <text:s/>3 of master degree in computer engineering from the University of Montpellier. During this course, we must complete a professional internship, in order to complete our training. I really want to do this internship at <text:span text:style-name="T10">Laboratory of Computer Science, Robotics and Microelectronics of Montpellier</text:span> (LIRMM).</text:p>
      <text:p text:style-name="Standard"/>
      <text:p text:style-name="Standard">Indeed, I am particularly interested in the profession of computer science researcher. The world of research is an area in which I wish to invest professionally. LIRMM's research activities place your laboratory at the heart of information, communication and systems sciences and technologies. It is precisely this positioning that interests me. It is for this reason that I chose LIRMM to carry out my internship. I am a motivated, daring, persevering and ambitious person, and I am eager to learn.</text:p>
      <text:p text:style-name="Standard"/>
      <text:p text:style-name="Standard">I am convinced that by doing my internship within your structure I will be able to deepen my skills and also acquire essential knowledge for my professional future.</text:p>
      <text:p text:style-name="Standard"/>
      <text:p text:style-name="Standard">Convinced that a letter cannot fully reveal my personality and my skills, I would like to meet with you to convince you of my motivations.</text:p>
      <text:p text:style-name="Standard"/>
      <text:p text:style-name="Standard"><text:span text:style-name="Strong_20_Emphasis"><text:span text:style-name="T16">Yours sincerely.</text:span></text:span></text:p>
      <text:p text:style-name="Standard"/>
      <text:p text:style-name="Standard">Ambre Lamouch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Helvetica" svg:font-family="Helvetica, sans-serif"/>
    <style:font-face style:name="OpenSansCondensedRegular" svg:font-family="OpenSansCondensedRegular, 'Helvetica Neue', Helvetica, Arial, sans-serif"/>
    <style:font-face style:name="arial"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bre lamouchi</meta:initial-creator>
    <meta:creation-date>2020-04-19T23:05:06.85</meta:creation-date>
    <meta:document-statistic meta:table-count="0" meta:image-count="0" meta:object-count="0" meta:page-count="1" meta:paragraph-count="9" meta:word-count="196" meta:character-count="1228"/>
    <dc:date>2020-04-19T23:55:21.59</dc:date>
    <dc:creator>ambre lamouchi</dc:creator>
    <meta:editing-duration>PT4M34S</meta:editing-duration>
    <meta:editing-cycles>1</meta:editing-cycles>
    <meta:generator>OpenOffice/4.1.7$Win32 OpenOffice.org_project/417m1$Build-9800</meta:generator>
  </office:meta>
</office:document-meta>
</file>